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25 03:05   |   <text:a xlink:type="simple" xlink:href="http://palinfo.habago.org/Entry?Command=Information_PrintForum&amp;iPage=12&amp;sType=FORUM#FORUM37483"><text:span text:style-name="T2">#</text:span></text:a></text:p>
      <text:p text:style-name="P2">卡韓政變<text:span text:style-name="T3"><text:s/>(58)</text:span>：我真不敢相信我的眼睛<text:span text:style-name="T3"> <text:line-break/><text:line-break/></text:span>陳真<text:span text:style-name="T3"><text:s/>2019. 05. 25. <text:line-break/><text:line-break/><text:line-break/></text:span>蔡英文在上星期的<text:span text:style-name="T3"><text:s/>"</text:span>總統就職三周年<text:span text:style-name="T3">" </text:span>演講中提到，她很<text:span text:style-name="T3"><text:s/>"</text:span>心疼<text:span text:style-name="T3">" </text:span>勞工不能加班。郭台銘馬上炮轟蔡英文說：<text:span text:style-name="T3">"</text:span>台灣勞工需要的是加薪，不是加班<text:span text:style-name="T3">"</text:span>。當我看到這報導，真是不敢相信我的眼睛。<text:span text:style-name="T3"> <text:line-break/><text:line-break/></text:span>待會兒天亮就得搭車北上，今天要靜站。臨睡前，勉強再挖出點時間寫東西，沒法像過去寫那麼快了，因為我的眼睛這兩天出了點大麻煩，每天<text:span text:style-name="T3"><text:s/>"</text:span>雷電交加<text:span text:style-name="T3">"</text:span>，正緊急搶救視力中。我原本還以為是我看錯了，他媽的郭台銘居然會說出這種話？<text:span text:style-name="T3">"</text:span>台灣勞工需要的是加薪，不是加班<text:span text:style-name="T3">"</text:span>？？？？？真是很不可思議，他不是向來最喜歡強調勞工應該多多加班的嗎？<text:span text:style-name="T3"> <text:line-break/><text:line-break/></text:span>比方說，就在去年<text:span text:style-name="T3"><text:s/>(2018</text:span>年<text:span text:style-name="T3">) </text:span>六月中旬，美國的非營利組織「中國勞工觀察」（<text:span text:style-name="T3">China Labor Watch</text:span>）發表了一份將近一百頁的詳細報告，指證歷歷，揭露鴻海的湖南衡陽廠之工作環境惡劣，不但嚴重超時工作，而且為節省成本，非法雇用大量派遣工，低薪，訓練不足，違反中國法律。<text:span text:style-name="T3"> <text:line-break/><text:line-break/></text:span>「中國勞工觀察」這項調查費時甚久，在九個月的調查過程中發現，鴻海衡陽廠竟然有高達四成以上是派遣工，遠遠超過中國法律規定之<text:span text:style-name="T3">10%</text:span>上限。而且，這些非法派遣工之加班費僅以一般時薪給付，而非依照中國法律規定的一點五倍時薪。更誇張的是，每個月加班超過<text:span text:style-name="T3">100</text:span>個小時，遠超過中國法律規定之<text:span text:style-name="T3">36</text:span>小時，很多勞工甚至連續工作<text:span text:style-name="T3">14</text:span>天。<text:span text:style-name="T3"> <text:line-break/><text:line-break/></text:span>你知道郭台銘看到這份報告之後什麼反應嗎？他馬上破口大罵說中國政府規定之每個月<text:span text:style-name="T3">36</text:span>小時之加班上限根本是<text:span text:style-name="T3"><text:s/>"</text:span>不合時宜<text:span text:style-name="T3">"</text:span>，揚言要和中國政府溝通，讓員工多多加班。面對血汗工廠之各方指控，郭董向來<text:span text:style-name="T3"><text:s/>"</text:span>霸氣十足<text:span text:style-name="T3">"</text:span>，表明他根本沒在怕，甚至多次痛罵批評者是垃圾、走狗等等。<text:span text:style-name="T3"> <text:line-break/><text:line-break/></text:span>郭董有句名言說：<text:span text:style-name="T3">"</text:span>只要合法，血汗工廠有什麼不好？<text:span text:style-name="T3">" </text:span>問題是，他之所作所為不但非法，而且嚴重違法超標，只求利潤的最大化；甚至還很得意地說，很多人排隊搶著來應徵工作呢。<text:span text:style-name="T3"> <text:line-break/><text:line-break/></text:span>再舉個例，<text:span text:style-name="T3">2016</text:span>年的六、七月，台灣不是正吵著要不要恢復勞工的七天國定假日嗎？郭董也是跳出來開罵說休什麼假，<text:span text:style-name="T3">"</text:span>台灣勞工的假太多了<text:span text:style-name="T3">"</text:span>！他還說了些名言。他說：<text:span text:style-name="T3"> <text:line-break/><text:line-break/>"</text:span>這就跟小孩念書一樣，學校如果常常放假，當家長的一定很不開心，因為這樣的小孩以後不會有出息。如果每個人都想放假，都不想去煮飯洗碗，這樣真的好嗎？<text:span text:style-name="T3">" <text:line-break/><text:line-break/></text:span>我怕被郭台銘控告，所以我講這些全都是有憑有據，畢竟這些都只是不久之前的事，真想不到他竟然會跳出來<text:span text:style-name="T3"><text:s/>"</text:span>炮轟<text:span text:style-name="T3">" </text:span>蔡英文，居然會說<text:span text:style-name="T3"><text:s/>"</text:span>台灣勞工需要的是加薪，不是加班<text:span text:style-name="T3">"</text:span>。<text:span text:style-name="T3"> <text:line-break/><text:line-break/></text:span>我知道很多腦殘會被這混蛋所騙，我也很無奈，畢竟郭董關於勞工福利與權利之種種充滿強烈敵意之荒腔走板言論與違法行徑，簡直罄竹難書。別說加薪，許多時候連應有的薪資也要違法給付，遠低於合法工資。<text:span text:style-name="T3"> <text:line-break/><text:line-break/></text:span>再比方說，面對富士康十多名員工跳樓自殺以及數不清的違法爭議，美國非營利組織公平勞動協會<text:span text:style-name="T3"><text:s/>(Fair Labor Association) </text:span>在<text:span text:style-name="T3"><text:s/>2012</text:span>年<text:span text:style-name="T3">3</text:span>月發表一份詳細調查報告：<text:span text:style-name="T3"> <text:line-break/><text:line-break/>https://bit.ly/2M8H2Zu <text:line-break/><text:line-break/></text:span>這份報告其實相當避重就輕，因此招來國際上諸多批評，但它依然指出了富士康多達<text:span text:style-name="T3">50</text:span>幾項的違法行徑，包括嚴重超時工作<text:span text:style-name="T3"><text:s/>(</text:span>將近八成的員工違法超時加班<text:span text:style-name="T3">)</text:span>、技術性扣減應有之加班給付<text:span text:style-name="T3"><text:s/>(</text:span>例如讓你加班<text:span text:style-name="T3">29</text:span>分鐘，不滿半小時，你將一毛錢加班費也拿不到<text:span text:style-name="T3">)</text:span>，以及工作環境安全性不足，大多數員工對於己身之健康與基本安全感到憂慮，對於公司之所謂<text:span text:style-name="T3"><text:s/>"</text:span>安全與健康委員會<text:span text:style-name="T3">" </text:span>之存在與功能，幾乎一無所知。至於理應由工人組成之<text:span text:style-name="T3"><text:s/>"</text:span>工人委員會<text:span text:style-name="T3">"</text:span>，事實上卻是由公司一手掌控，形同虛設，八、九成的員工根本不知道這個組織的存在，並且不相信它能為員工謀福利爭權利。<text:span text:style-name="T3"> <text:line-break/><text:line-break/></text:span>這份報告，事實上已經相當程度美化了富士康<text:span text:style-name="T3"><text:s/>(</text:span>後續還有好幾份改進追蹤報告<text:span text:style-name="T3">)</text:span>。可是，當它一公佈時，<text:span text:style-name="T3">"</text:span>霸氣十足<text:span text:style-name="T3">" </text:span>的郭董仍然還是馬上大聲開嗆。他說：<text:span text:style-name="T3"> <text:line-break/><text:line-break/></text:span>「美國人也很奇怪，他老是找自己的<text:span text:style-name="T3"><text:s/>(</text:span>美國<text:span text:style-name="T3">) </text:span>公司麻煩。難道三星就沒有問題？如果我們對於任何員工有任何不合理的要求，老早員工就不會像現在<text:span text:style-name="T3"><text:s/>(</text:span>踴躍來應徵<text:span text:style-name="T3">)</text:span>，我們只要<text:span text:style-name="T3">1</text:span>個，都會來<text:span text:style-name="T3">3</text:span>個<text:span text:style-name="T3"><text:s/>(</text:span>應徵<text:span text:style-name="T3">)</text:span>。」對於血汗工廠的指控，郭董表示不在乎。<text:span text:style-name="T3"> <text:line-break/><text:line-break/></text:span>一個公司好壞是比較的，沒有最好，只有更好；沒有最爛，只有更爛。我相信，相對於其它許多公司，郭董的事業帝國應該算是<text:span text:style-name="T3"><text:s/>"</text:span>還不錯<text:span text:style-name="T3">" </text:span>的。問題是，你不能睜眼說瞎話。不合理就是不合理，不合法就是不合法，沒人性就是沒人性，你不能故意視而不見，更不能講一套做一套。如今為了選總統騙選票，居然連一些他過去所痛罵為垃圾人渣的言論與思維，如今卻反而成為他炮轟他人的漂亮說詞，真的是太無恥了，難道他真以為大家全是腦殘？隨便他唬弄？而我講的這些，其實不過滄海一粟。<text:span text:style-name="T3"> <text:line-break/><text:line-break/></text:span>看郭董為了選總統，諸多睜眼瞎話騙選票，我真不敢相信我的眼睛。這兩天眼睛出事，往後恐怕沒法多寫，只能盡量。仍然還是那句老話，路見不平，滑鼠相助。更讓我憤怒的是郭董陣營無數爪牙每天不斷造謠抹黑韓國瑜，真是卑鄙無恥到極點。我們就算面對一個仇人或大惡棍，也不該抹黑，更何況是面對自己的朋友或他所謂的<text:span text:style-name="T3"><text:s/>"</text:span>心目中的英雄<text:span text:style-name="T3">"</text:span>。<text:span text:style-name="T3"> <text:line-break/><text:line-break/></text:span>權位利益誘惑再大，政治再怎麼鬥爭，都不該泯滅良知，顛倒黑白，傷害無辜者。我知道，一個人打不過全面被掌控的媒體之造謠抹黑，一個人也打不過那麼多無恥爪牙與走狗，但一個人總有一個人的良知與義憤。<text:span text:style-name="T3"><text:line-break/><text:line-break/></text:span>底下據說是富士康員工寫的一篇文章之摘錄，必讀。摘自芋傳媒：<text:span text:style-name="T3"> <text:line-break/><text:line-break/>https://taronews.tw/2019/05/22/348905/ <text:line-break/><text:line-break/>============== <text:line-break/></text:span>回顧富士康跳樓真相：百度上的員工證言<text:span text:style-name="T3"> <text:line-break/><text:line-break/>2019-05-22 <text:line-break/><text:line-break/></text:span>那些自稱學富五車的心理學家，心理醫生們，你們怎麼能理解感受到一個<text:span text:style-name="T3"><text:s/>25 </text:span>歲小夥被超時強制加班的痛苦？在高強度勞動環境中，每一個月每天站著工作<text:span text:style-name="T3"><text:s/>12 </text:span>小時白班，然後在下個月<text:span text:style-name="T3"><text:s/>12 </text:span>小時夜班，如此輪換<text:span text:style-name="T3"><text:s/>6 </text:span>個月，沒有一個禮拜天，沒有一個小時的<text:span text:style-name="T3"><text:s/>HOUR OFF</text:span>。我累了，我朋友周日來看我，不加班行嗎？不行！主管很堅定！這樣的日子包括了國慶節！<text:span text:style-name="T3"> <text:line-break/><text:line-break/></text:span>醒來在黑夜，入睡在黎明，請問這是人過的日子嗎？<text:span text:style-name="T3"> <text:line-break/><text:line-break/></text:span>我告訴你，人是可以走路睡覺的，邁著步子，邊走邊睡，走上幾步，睜隻眼睛瞟一眼，繼續邊走邊睡。<text:span text:style-name="T3"> <text:line-break/><text:line-break/></text:span>吃飯的時候，口裡含著飯，人卻睡著了，醒來再扒幾口。無論白班夜班，實在睏得受不了，去廁所里蹲著睡一會已經很享受了。不是我下班回家不睡覺，是太疲勞了，好不容易睡著，也睡不踏實，七八個小時後自動醒來，很睏，還想睡，但是實在睡不著，因為這是白天，我體內的生物鐘被顛倒了。即便是懶在床上也沒用，到時間還得去上班。也不是我睡眠環境不好，我在外面租房住，<text:span text:style-name="T3">FOXCONN </text:span>給房租補貼，聽起來很人性化吧，但我現在更願意貼錢給<text:span text:style-name="T3"><text:s/>FOXCONN </text:span>還我的健康，<text:span text:style-name="T3">DOUBLE PAY </text:span>也行，只要它能把帶給我的病根醫好！！！<text:span text:style-name="T3">(</text:span>中略<text:span text:style-name="T3">) <text:line-break/><text:line-break/></text:span>我鄙視心理學家，因為他們不會有連續<text:span text:style-name="T3"><text:s/>12 </text:span>小時夜班的經歷，他們怎麼能有應對這個心理陰暗的良藥呢？而這不過是<text:span text:style-name="T3"><text:s/>FOXCONN </text:span>的累，真正的苦和痛在後面。你們知道硫酸會腐蝕皮膚，那有沒有想過不戴任何手套把手浸到硫酸裡的滋味呢？此硫酸的濃度為<text:span text:style-name="T3"><text:s/>50%</text:span>！這種事我幹過多次，開始痛，後來皮膚起了應激反應角質層自動加厚，手變得很粗糙，沒那麼痛了。不是我要虐待自己，是<text:span text:style-name="T3"><text:s/>FOXCONN </text:span>生產線的料帶太快了，如果我按部就班搞好勞保再去幹活，我根本趕不上它的速度，完不成任務，主管就會過來。只有不採取任何保護幹活是最快的。<text:span text:style-name="T3"> <text:line-break/><text:line-break/></text:span>我的職位是電鍍工程師，帶<text:span text:style-name="T3"><text:s/>4 </text:span>名技術員，開<text:span text:style-name="T3"><text:s/>2 </text:span>條電鍍生產線，機器由我調，化學藥品由我添加，而我要添加的藥品不止硫酸，還有燒鹼，硫酸鎳，錫鉛藥水，這生產線上還有鈀鎳藥水，金氰化鉀溶液。慢著，金氰化鉀，對，金的氰化物，地球上最好的鍍金溶液載體，用氰化鉀合成。氰化鉀劇毒大家都知道了，所以只有處理這個鍍槽時我們是戴手套的。<text:span text:style-name="T3"> <text:line-break/><text:line-break/></text:span>但是因為皮膚接觸過鈀鎳藥水手就發黑，再接觸過錫鉛藥水手就發紅，然後這手就是紫一塊，紅一塊，黑一塊。我還不是最慘的，最慘的是部門裡的陳工程師，早晨在食堂伸手拿饅頭時，另一個女孩同時伸手拿了一個，結果女孩一瞥眼看見了這麼個黑手，嚇得尖叫一聲扔下饅頭落荒而逃，這陳工程師從此就成了大家的笑料，可這個故事我怎麼老覺得心酸。金氰化鉀我不想說太多，想想一公斤氰化鉀可以毒死<text:span text:style-name="T3"><text:s/>5 </text:span>萬人就夠了。錫鉛藥水，想要不含鉛的焊錫不是那麼容易的事，我的手接觸過太多的錫鉛藥水以致於多年後我不得不對即將出世的女兒提心弔膽，鉛中毒可不是鬧著玩的，而我接觸的鉛可是離子狀態。感謝上帝，女兒很健康！<text:span text:style-name="T3"> <text:line-break/><text:line-break/></text:span>算了吧，不想回憶太多過去的陳年往事。天無絕人之路，對絕大多數人來說，在富士康打工的確會很艱難，但別老想著跳樓。換一家，離開它就是了。<text:span text:style-name="T3"> <text:line-break/><text:line-break/></text:span>我自己就是個典型的例子。當初剛進<text:span text:style-name="T3"><text:s/>FOXCONN </text:span>的確很輕鬆，<text:span text:style-name="T3">OFFICE </text:span>裡坐著看文件，坐久了就被送去實驗室做分析。小課長不喜歡我，過了一段時間，直接發配我去了生產線，煉獄開始。<text:span text:style-name="T3"> <text:line-break/><text:line-break/></text:span>黑白顛倒的苦日子豪無預防地迎面而來，高強度工作量，天天加班，累，除了累還是累。心裡變得陰暗，沒有陽光，不知道出路在何方。<text:span text:style-name="T3"> <text:line-break/><text:line-break/></text:span>有一次，熱天正午，我午飯後換了工友，調好機器放好料帶，趁著空檔到門口的電風扇前的柱子那裡吹點風涼快一下，因為我汗透前胸，而電鍍車間因為很多溶液是加熱的，所以熱上加熱，只在辦公室有冷氣。剛站定還沒降溫，台灣籍的小課長推門進來，冷冷地盯了我一眼後去了辦公室，我知道他的意思，但我想明人不做暗事，我是吹風了，不用作假，仍站那裡等他進了辦公室才回自己的機台。<text:span text:style-name="T3"> <text:line-break/><text:line-break/></text:span>然後主管被叫進辦公室，出來後直接奔我而來，問了問，直接拔掉電源，扛著風扇就去了儲藏室。那一刻我的心特別涼，他媽的你是人我也是人，你專科我還電鍍本科呢，論年紀你也只比我大一點點。憑什麼你吹空調我連電扇都不能吹？你午休我上班又沒偷懶，我機器給你調得好好的，料帶也放著，憑什麼我就沒有涼快的權利，你不就是台灣人而我是大陸人嗎？<text:span text:style-name="T3"> <text:line-break/><text:line-break/></text:span>正是在<text:span text:style-name="T3"><text:s/>FOXCONN </text:span>的經歷，才讓我明白其實人天生就不是平等的，歧視是永遠存在的。<text:span text:style-name="T3">(</text:span>中略<text:span text:style-name="T3">) <text:line-break/><text:line-break/></text:span>其實<text:span text:style-name="T3"><text:s/>FOXCONN </text:span>的問題主要有倆個，強制加班問題，還有一個問題就是夜班。這倆問題看起來簡單，卻是郭台銘的利益核心所在。<text:span text:style-name="T3"> <text:line-break/><text:line-break/></text:span>強制加班沒有規定，但是這是不成文的規定。正常情況下應該<text:span text:style-name="T3"><text:s/>3 </text:span>班制，但<text:span text:style-name="T3"><text:s/>3 </text:span>班的用工成本會高於<text:span text:style-name="T3"><text:s/>2 </text:span>班。所以我的部門就基本沒實行過<text:span text:style-name="T3"><text:s/>3 </text:span>班制，<text:span text:style-name="T3">2 </text:span>班連軸轉。具體經濟賬你們自己算一下吧，不是郭台銘請不起工人，是選擇讓工人更累一點的<text:span text:style-name="T3"><text:s/>2 </text:span>班制更符合他的利益，<text:span text:style-name="T3">1.5 </text:span>倍加班費他可以付，但是因為工資基數很低，加班費也沒多少錢。<text:span text:style-name="T3"> <text:line-break/><text:line-break/></text:span>一旦訂單減少的時候，還可以很容易恢復到<text:span text:style-name="T3"><text:s/>2 </text:span>班工作的常態。工人少，管理成本就低。至於工人是否忍受<text:span text:style-name="T3"><text:s/>12 </text:span>小時一個月而去跳樓，那不是郭台銘的事。以前有個女記者不知道天高地厚報道了富士康的超時強制加班問題，郭台銘立即惱羞成怒，對該女記者提出<text:span text:style-name="T3"><text:s/>3000 </text:span>萬的訴訟，把女記者嚇傻了，他生氣的原因自明。其實同樣的生產廠房設備，郭台銘賺取的利潤是最高的，要不然代工廠那麼多，只有他做得最大。<text:span text:style-name="T3"> <text:line-break/><text:line-break/></text:span>還有夜班問題，想想吧，當<text:span text:style-name="T3"><text:s/>EPSON </text:span>的員工都<text:span text:style-name="T3"><text:s/>10</text:span>：<text:span text:style-name="T3">00 </text:span>下班睡覺，而<text:span text:style-name="T3"><text:s/>FOXCONN </text:span>依然生產不息，哪個創造的剩餘價值更大？夜班的問題影響主要是生理和心理的，<text:span text:style-name="T3">12</text:span>小時夜班，你的身體卻少陽光的滋潤，我那時累不說，而且心理真的很陰暗。就是悲觀，看不到自己的未來。而別人似乎都比我快樂。我受不了夜班，但是我發現有一部分人就沒事，也不會頭痛。<text:span text:style-name="T3"> <text:line-break/><text:line-break/></text:span>我不知道跳樓的是否因為這<text:span text:style-name="T3"><text:s/>2 </text:span>個原因的影響。<text:span text:style-name="T3"> <text:line-break/><text:line-break/></text:span>但我還真知道，在<text:span text:style-name="T3"><text:s/>FOXCONN </text:span>生產線上的，還真免不了強制加班和倒夜班，因為他的生產線一定是<text:span text:style-name="T3"><text:s/>24 </text:span>小時全開才利潤最大化。<text:span text:style-name="T3"> <text:line-break/><text:line-break/></text:span>沒有理由哪個員工永遠上白班，而別人就只上夜班，輪班是規定。<text:span text:style-name="T3"> <text:line-break/><text:line-break/></text:span>至於員工為何會忍受強制加班，我從自身的原因分析發現：那時的我初出茅廬，剛走上社會參加工作，聽話的慣性思維還在，生產任務在那裡擺著，主管在加班，我不加班即不被允許，道義上也似乎也說不過去，因為大家都加班，我不加班好像給別人造成不便。<text:span text:style-name="T3"> <text:line-break/><text:line-break/></text:span>剛出來的人，個人意識還沒崛起，對資本家的雇傭關系並沒清醒的認識。<text:span text:style-name="T3"> <text:line-break/><text:line-break/></text:span>受不了的，別跳樓，幹點別的也行。不要聽郭台銘忽悠，什麼感情問題，在深圳有感情問題的男男女女多去了，都跳樓了？別聽那些不要臉的專家忽悠：低於全國的自殺水平！那些專家都是重金聘請的！要不下次這種發錢的事靠邊站。郭台銘特迷信風水，據說，富士康總部之所以在龍華油松這個奇怪的地方，就是風水師勘察的結果！！那些記者也是，卧底的時候沒有真正到生產線上幹一個月夜班，然後看看自己的心理變化，就明白了。要是不明白，幹<text:span text:style-name="T3"><text:s/>3 </text:span>個月後看看不再年輕的自己會不會瘋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